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5.241cm"/>
    </style:style>
    <style:style style:name="co4" style:family="table-column">
      <style:table-column-properties fo:break-before="auto" style:column-width="5.122cm"/>
    </style:style>
    <style:style style:name="co5" style:family="table-column">
      <style:table-column-properties fo:break-before="auto" style:column-width="4.934cm"/>
    </style:style>
    <style:style style:name="co6" style:family="table-column">
      <style:table-column-properties fo:break-before="auto" style:column-width="5.098cm"/>
    </style:style>
    <style:style style:name="co7" style:family="table-column">
      <style:table-column-properties fo:break-before="auto" style:column-width="5.54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$cor12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all:</text:p>
          </table:table-cell>
          <table:table-cell table:number-columns-repeated="13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Residual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number-columns-repeated="8"/>
        </table:table-row>
        <table:table-row table:style-name="ro1">
          <table:table-cell office:value-type="string">
            <text:p>-0.52578</text:p>
          </table:table-cell>
          <table:table-cell office:value-type="string">
            <text:p>-0.07479</text:p>
          </table:table-cell>
          <table:table-cell office:value-type="string">
            <text:p>0.01407</text:p>
          </table:table-cell>
          <table:table-cell office:value-type="string">
            <text:p>0.08602</text:p>
          </table:table-cell>
          <table:table-cell office:value-type="string">
            <text:p>0.342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oefficient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226986</text:p>
          </table:table-cell>
          <table:table-cell office:value-type="string">
            <text:p>0.034715</text:p>
          </table:table-cell>
          <table:table-cell office:value-type="string">
            <text:p>35.344</text:p>
          </table:table-cell>
          <table:table-cell office:value-type="string">
            <text:p>2e-16</text:p>
          </table:table-cell>
          <table:table-cell office:value-type="string">
            <text:p>***</text:p>
          </table:table-cell>
          <table:table-cell table:formula="of:=CONCATENATE([.B13];&quot;$\pm$&quot;;[.C13];&quot; (&quot;;[.F13];&quot;)&quot;)" office:value-type="string" office:string-value="1.226986$\pm$0.034715 (***)">
            <text:p>1.226986$\pm$0.034715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497699</text:p>
          </table:table-cell>
          <table:table-cell office:value-type="string">
            <text:p>0.021858</text:p>
          </table:table-cell>
          <table:table-cell office:value-type="string">
            <text:p>-22.769</text:p>
          </table:table-cell>
          <table:table-cell office:value-type="string">
            <text:p>2e-16</text:p>
          </table:table-cell>
          <table:table-cell office:value-type="string">
            <text:p>***</text:p>
          </table:table-cell>
          <table:table-cell table:formula="of:=CONCATENATE([.B14];&quot;$\pm$&quot;;[.C14];&quot; (&quot;;[.F14];&quot;)&quot;)" office:value-type="string" office:string-value="-0.497699$\pm$0.021858 (***)">
            <text:p>-0.497699$\pm$0.021858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334188</text:p>
          </table:table-cell>
          <table:table-cell office:value-type="string">
            <text:p>0.073967</text:p>
          </table:table-cell>
          <table:table-cell office:value-type="string">
            <text:p>4.518</text:p>
          </table:table-cell>
          <table:table-cell office:value-type="string">
            <text:p>8.29e-06</text:p>
          </table:table-cell>
          <table:table-cell office:value-type="string">
            <text:p>***</text:p>
          </table:table-cell>
          <table:table-cell table:formula="of:=CONCATENATE([.B15];&quot;$\pm$&quot;;[.C15];&quot; (&quot;;[.F15];&quot;)&quot;)" office:value-type="string" office:string-value="0.334188$\pm$0.073967 (***)">
            <text:p>0.334188$\pm$0.073967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08372</text:p>
          </table:table-cell>
          <table:table-cell office:value-type="string">
            <text:p>0.007066</text:p>
          </table:table-cell>
          <table:table-cell office:value-type="string">
            <text:p>1.185</text:p>
          </table:table-cell>
          <table:table-cell office:value-type="string">
            <text:p>0.237</text:p>
          </table:table-cell>
          <table:table-cell/>
          <table:table-cell table:formula="of:=CONCATENATE([.B16];&quot;$\pm$&quot;;[.C16];&quot; (&quot;;[.F16];&quot;)&quot;)" office:value-type="string" office:string-value="0.008372$\pm$0.007066 ()">
            <text:p>0.008372$\pm$0.007066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665346</text:p>
          </table:table-cell>
          <table:table-cell office:value-type="string">
            <text:p>0.146472</text:p>
          </table:table-cell>
          <table:table-cell office:value-type="string">
            <text:p>4.542</text:p>
          </table:table-cell>
          <table:table-cell office:value-type="string">
            <text:p>7.43e-06</text:p>
          </table:table-cell>
          <table:table-cell office:value-type="string">
            <text:p>***</text:p>
          </table:table-cell>
          <table:table-cell table:formula="of:=CONCATENATE([.B17];&quot;$\pm$&quot;;[.C17];&quot; (&quot;;[.F17];&quot;)&quot;)" office:value-type="string" office:string-value="0.665346$\pm$0.146472 (***)">
            <text:p>0.665346$\pm$0.146472 (*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8];&quot;$\pm$&quot;;[.C18];&quot; (&quot;;[.F1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9];&quot;$\pm$&quot;;[.C19];&quot; (&quot;;[.F19];&quot;)&quot;)" office:value-type="string" office:string-value="codes:$\pm$0 (‘**’)">
            <text:p>codes:$\pm$0 (‘**’)</text:p>
          </table:table-cell>
          <table:table-cell table:number-columns-repeated="4"/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0];&quot;$\pm$&quot;;[.C20];&quot; (&quot;;[.F2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227</text:p>
          </table:table-cell>
          <table:table-cell office:value-type="string">
            <text:p>on</text:p>
          </table:table-cell>
          <table:table-cell office:value-type="float" office:value="389">
            <text:p>389</text:p>
          </table:table-cell>
          <table:table-cell table:formula="of:=CONCATENATE([.B21];&quot;$\pm$&quot;;[.C21];&quot; (&quot;;[.F21];&quot;)&quot;)" office:value-type="string" office:string-value="standard$\pm$error: (389)">
            <text:p>standard$\pm$error: (389)</text:p>
          </table:table-cell>
          <table:table-cell table:number-columns-repeated="7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81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774</text:p>
          </table:table-cell>
          <table:table-cell table:formula="of:=CONCATENATE([.B22];&quot;$\pm$&quot;;[.C22];&quot; (&quot;;[.F22];&quot;)&quot;)" office:value-type="string" office:string-value="R-squared:$\pm$0.5817, (0.5774)">
            <text:p>R-squared:$\pm$0.5817, (0.577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35.3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string">
            <text:p>and</text:p>
          </table:table-cell>
          <table:table-cell office:value-type="float" office:value="389">
            <text:p>389</text:p>
          </table:table-cell>
          <table:table-cell table:formula="of:=CONCATENATE([.B23];&quot;$\pm$&quot;;[.C23];&quot; (&quot;;[.F23];&quot;)&quot;)" office:value-type="string" office:string-value="135.3$\pm$on (389)">
            <text:p>135.3$\pm$on (389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];&quot;$\pm$&quot;;[.C24];&quot; (&quot;;[.F2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];&quot;$\pm$&quot;;[.C25];&quot; (&quot;;[.F2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3</text:p>
          </table:table-cell>
          <table:table-cell table:number-columns-repeated="2"/>
          <table:table-cell table:number-columns-repeated="2"/>
          <table:table-cell/>
          <table:table-cell table:formula="of:=CONCATENATE([.B26];&quot;$\pm$&quot;;[.C26];&quot; (&quot;;[.F2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];&quot;$\pm$&quot;;[.C27];&quot; (&quot;;[.F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8];&quot;$\pm$&quot;;[.C28];&quot; (&quot;;[.F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29];&quot;$\pm$&quot;;[.C29];&quot; (&quot;;[.F29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];&quot;$\pm$&quot;;[.C30];&quot; (&quot;;[.F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1];&quot;$\pm$&quot;;[.C31];&quot; (&quot;;[.F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2];&quot;$\pm$&quot;;[.C32];&quot; (&quot;;[.F32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39164</text:p>
          </table:table-cell>
          <table:table-cell office:value-type="string">
            <text:p>-0.10233</text:p>
          </table:table-cell>
          <table:table-cell office:value-type="string">
            <text:p>-0.01543</text:p>
          </table:table-cell>
          <table:table-cell office:value-type="string">
            <text:p>0.06921</text:p>
          </table:table-cell>
          <table:table-cell office:value-type="string">
            <text:p>0.53769</text:p>
          </table:table-cell>
          <table:table-cell/>
          <table:table-cell table:formula="of:=CONCATENATE([.B33];&quot;$\pm$&quot;;[.C33];&quot; (&quot;;[.F33];&quot;)&quot;)" office:value-type="string" office:string-value="-0.10233$\pm$-0.01543 ()">
            <text:p>-0.10233$\pm$-0.01543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];&quot;$\pm$&quot;;[.C34];&quot; (&quot;;[.F3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5];&quot;$\pm$&quot;;[.C35];&quot; (&quot;;[.F3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6];&quot;$\pm$&quot;;[.C36];&quot; (&quot;;[.F36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104021</text:p>
          </table:table-cell>
          <table:table-cell office:value-type="string">
            <text:p>0.039630</text:p>
          </table:table-cell>
          <table:table-cell office:value-type="string">
            <text:p>-27.858</text:p>
          </table:table-cell>
          <table:table-cell office:value-type="string">
            <text:p>2e-16</text:p>
          </table:table-cell>
          <table:table-cell office:value-type="string">
            <text:p>***</text:p>
          </table:table-cell>
          <table:table-cell table:formula="of:=CONCATENATE([.B37];&quot;$\pm$&quot;;[.C37];&quot; (&quot;;[.F37];&quot;)&quot;)" office:value-type="string" office:string-value="-1.104021$\pm$0.039630 (***)">
            <text:p>-1.104021$\pm$0.039630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472135</text:p>
          </table:table-cell>
          <table:table-cell office:value-type="string">
            <text:p>0.024953</text:p>
          </table:table-cell>
          <table:table-cell office:value-type="string">
            <text:p>18.921</text:p>
          </table:table-cell>
          <table:table-cell office:value-type="string">
            <text:p>2e-16</text:p>
          </table:table-cell>
          <table:table-cell office:value-type="string">
            <text:p>***</text:p>
          </table:table-cell>
          <table:table-cell table:formula="of:=CONCATENATE([.B38];&quot;$\pm$&quot;;[.C38];&quot; (&quot;;[.F38];&quot;)&quot;)" office:value-type="string" office:string-value="0.472135$\pm$0.024953 (***)">
            <text:p>0.472135$\pm$0.024953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606526</text:p>
          </table:table-cell>
          <table:table-cell office:value-type="string">
            <text:p>0.084439</text:p>
          </table:table-cell>
          <table:table-cell office:value-type="string">
            <text:p>-7.183</text:p>
          </table:table-cell>
          <table:table-cell office:value-type="string">
            <text:p>3.5e-12</text:p>
          </table:table-cell>
          <table:table-cell office:value-type="string">
            <text:p>***</text:p>
          </table:table-cell>
          <table:table-cell table:formula="of:=CONCATENATE([.B39];&quot;$\pm$&quot;;[.C39];&quot; (&quot;;[.F39];&quot;)&quot;)" office:value-type="string" office:string-value="-0.606526$\pm$0.084439 (***)">
            <text:p>-0.606526$\pm$0.084439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23801</text:p>
          </table:table-cell>
          <table:table-cell office:value-type="string">
            <text:p>0.008066</text:p>
          </table:table-cell>
          <table:table-cell office:value-type="string">
            <text:p>-2.951</text:p>
          </table:table-cell>
          <table:table-cell office:value-type="string">
            <text:p>0.00336</text:p>
          </table:table-cell>
          <table:table-cell office:value-type="string">
            <text:p>**</text:p>
          </table:table-cell>
          <table:table-cell table:formula="of:=CONCATENATE([.B40];&quot;$\pm$&quot;;[.C40];&quot; (&quot;;[.F40];&quot;)&quot;)" office:value-type="string" office:string-value="-0.023801$\pm$0.008066 (**)">
            <text:p>-0.023801$\pm$0.008066 (**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483421</text:p>
          </table:table-cell>
          <table:table-cell office:value-type="string">
            <text:p>0.167209</text:p>
          </table:table-cell>
          <table:table-cell office:value-type="string">
            <text:p>-2.891</text:p>
          </table:table-cell>
          <table:table-cell office:value-type="string">
            <text:p>0.00405</text:p>
          </table:table-cell>
          <table:table-cell office:value-type="string">
            <text:p>**</text:p>
          </table:table-cell>
          <table:table-cell table:formula="of:=CONCATENATE([.B41];&quot;$\pm$&quot;;[.C41];&quot; (&quot;;[.F41];&quot;)&quot;)" office:value-type="string" office:string-value="-0.483421$\pm$0.167209 (**)">
            <text:p>-0.483421$\pm$0.167209 (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2];&quot;$\pm$&quot;;[.C42];&quot; (&quot;;[.F4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3];&quot;$\pm$&quot;;[.C43];&quot; (&quot;;[.F43];&quot;)&quot;)" office:value-type="string" office:string-value="codes:$\pm$0 (‘**’)">
            <text:p>codes:$\pm$0 (‘**’)</text:p>
          </table:table-cell>
          <table:table-cell table:number-columns-repeated="4"/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4];&quot;$\pm$&quot;;[.C44];&quot; (&quot;;[.F4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01</text:p>
          </table:table-cell>
          <table:table-cell office:value-type="string">
            <text:p>on</text:p>
          </table:table-cell>
          <table:table-cell office:value-type="float" office:value="389">
            <text:p>389</text:p>
          </table:table-cell>
          <table:table-cell table:formula="of:=CONCATENATE([.B45];&quot;$\pm$&quot;;[.C45];&quot; (&quot;;[.F45];&quot;)&quot;)" office:value-type="string" office:string-value="standard$\pm$error: (389)">
            <text:p>standard$\pm$error: (389)</text:p>
          </table:table-cell>
          <table:table-cell table:number-columns-repeated="7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14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093</text:p>
          </table:table-cell>
          <table:table-cell table:formula="of:=CONCATENATE([.B46];&quot;$\pm$&quot;;[.C46];&quot; (&quot;;[.F46];&quot;)&quot;)" office:value-type="string" office:string-value="R-squared:$\pm$0.5143, (0.5093)">
            <text:p>R-squared:$\pm$0.5143, (0.5093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float" office:value="103">
            <text:p>103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string">
            <text:p>and</text:p>
          </table:table-cell>
          <table:table-cell office:value-type="float" office:value="389">
            <text:p>389</text:p>
          </table:table-cell>
          <table:table-cell table:formula="of:=CONCATENATE([.B47];&quot;$\pm$&quot;;[.C47];&quot; (&quot;;[.F47];&quot;)&quot;)" office:value-type="string" office:string-value="103$\pm$on (389)">
            <text:p>103$\pm$on (389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8];&quot;$\pm$&quot;;[.C48];&quot; (&quot;;[.F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9];&quot;$\pm$&quot;;[.C49];&quot; (&quot;;[.F4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4</text:p>
          </table:table-cell>
          <table:table-cell table:number-columns-repeated="2"/>
          <table:table-cell table:number-columns-repeated="2"/>
          <table:table-cell/>
          <table:table-cell table:formula="of:=CONCATENATE([.B50];&quot;$\pm$&quot;;[.C50];&quot; (&quot;;[.F5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51];&quot;$\pm$&quot;;[.C51];&quot; (&quot;;[.F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52];&quot;$\pm$&quot;;[.C52];&quot; (&quot;;[.F5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53];&quot;$\pm$&quot;;[.C53];&quot; (&quot;;[.F53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54];&quot;$\pm$&quot;;[.C54];&quot; (&quot;;[.F5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55];&quot;$\pm$&quot;;[.C55];&quot; (&quot;;[.F5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56];&quot;$\pm$&quot;;[.C56];&quot; (&quot;;[.F56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85331</text:p>
          </table:table-cell>
          <table:table-cell office:value-type="string">
            <text:p>-0.08190</text:p>
          </table:table-cell>
          <table:table-cell office:value-type="string">
            <text:p>0.01012</text:p>
          </table:table-cell>
          <table:table-cell office:value-type="string">
            <text:p>0.10732</text:p>
          </table:table-cell>
          <table:table-cell office:value-type="string">
            <text:p>0.31069</text:p>
          </table:table-cell>
          <table:table-cell/>
          <table:table-cell table:formula="of:=CONCATENATE([.B57];&quot;$\pm$&quot;;[.C57];&quot; (&quot;;[.F57];&quot;)&quot;)" office:value-type="string" office:string-value="-0.08190$\pm$0.01012 ()">
            <text:p>-0.08190$\pm$0.01012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58];&quot;$\pm$&quot;;[.C58];&quot; (&quot;;[.F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59];&quot;$\pm$&quot;;[.C59];&quot; (&quot;;[.F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60];&quot;$\pm$&quot;;[.C60];&quot; (&quot;;[.F60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21541</text:p>
          </table:table-cell>
          <table:table-cell office:value-type="string">
            <text:p>0.04161</text:p>
          </table:table-cell>
          <table:table-cell office:value-type="string">
            <text:p>29.209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61];&quot;$\pm$&quot;;[.C61];&quot; (&quot;;[.F61];&quot;)\\&quot;)" office:value-type="string" office:string-value="1.21541$\pm$0.04161 (***)\\">
            <text:p>1.21541$\pm$0.04161 (***)\\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55056</text:p>
          </table:table-cell>
          <table:table-cell office:value-type="string">
            <text:p>0.02620</text:p>
          </table:table-cell>
          <table:table-cell office:value-type="string">
            <text:p>-21.014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62];&quot;$\pm$&quot;;[.C62];&quot; (&quot;;[.F62];&quot;)\\&quot;)" office:value-type="string" office:string-value="-0.55056$\pm$0.02620 (***)\\">
            <text:p>-0.55056$\pm$0.02620 (***)\\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46942</text:p>
          </table:table-cell>
          <table:table-cell office:value-type="string">
            <text:p>0.08866</text:p>
          </table:table-cell>
          <table:table-cell office:value-type="string">
            <text:p>5.295</text:p>
          </table:table-cell>
          <table:table-cell office:value-type="string">
            <text:p>2.0e-07</text:p>
          </table:table-cell>
          <table:table-cell office:value-type="string">
            <text:p>***</text:p>
          </table:table-cell>
          <table:table-cell table:formula="of:=CONCATENATE([.B63];&quot;$\pm$&quot;;[.C63];&quot; (&quot;;[.F63];&quot;)\\&quot;)" office:value-type="string" office:string-value="0.46942$\pm$0.08866 (***)\\">
            <text:p>0.46942$\pm$0.08866 (***)\\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1310</text:p>
          </table:table-cell>
          <table:table-cell office:value-type="string">
            <text:p>0.00847</text:p>
          </table:table-cell>
          <table:table-cell office:value-type="string">
            <text:p>1.547</text:p>
          </table:table-cell>
          <table:table-cell office:value-type="string">
            <text:p>0.123</text:p>
          </table:table-cell>
          <table:table-cell/>
          <table:table-cell table:formula="of:=CONCATENATE([.B64];&quot;$\pm$&quot;;[.C64];&quot; (&quot;;[.F64];&quot;)\\&quot;)" office:value-type="string" office:string-value="0.01310$\pm$0.00847 ()\\">
            <text:p>0.01310$\pm$0.00847 ()\\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99527</text:p>
          </table:table-cell>
          <table:table-cell office:value-type="string">
            <text:p>0.17557</text:p>
          </table:table-cell>
          <table:table-cell office:value-type="string">
            <text:p>5.669</text:p>
          </table:table-cell>
          <table:table-cell office:value-type="string">
            <text:p>2.8e-08</text:p>
          </table:table-cell>
          <table:table-cell office:value-type="string">
            <text:p>***</text:p>
          </table:table-cell>
          <table:table-cell table:formula="of:=CONCATENATE([.B65];&quot;$\pm$&quot;;[.C65];&quot; (&quot;;[.F65];&quot;)\\&quot;)" office:value-type="string" office:string-value="0.99527$\pm$0.17557 (***)\\">
            <text:p>0.99527$\pm$0.17557 (***)\\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66];&quot;$\pm$&quot;;[.C66];&quot; (&quot;;[.F6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67];&quot;$\pm$&quot;;[.C67];&quot; (&quot;;[.F67];&quot;)&quot;)" office:value-type="string" office:string-value="codes:$\pm$0 (‘**’)">
            <text:p>codes:$\pm$0 (‘**’)</text:p>
          </table:table-cell>
          <table:table-cell table:number-columns-repeated="4"/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8];&quot;$\pm$&quot;;[.C68];&quot; (&quot;;[.F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71</text:p>
          </table:table-cell>
          <table:table-cell office:value-type="string">
            <text:p>on</text:p>
          </table:table-cell>
          <table:table-cell office:value-type="float" office:value="389">
            <text:p>389</text:p>
          </table:table-cell>
          <table:table-cell table:formula="of:=CONCATENATE([.B69];&quot;$\pm$&quot;;[.C69];&quot; (&quot;;[.F69];&quot;)&quot;)" office:value-type="string" office:string-value="standard$\pm$error: (389)">
            <text:p>standard$\pm$error: (389)</text:p>
          </table:table-cell>
          <table:table-cell table:number-columns-repeated="7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52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483</text:p>
          </table:table-cell>
          <table:table-cell table:formula="of:=CONCATENATE([.B70];&quot;$\pm$&quot;;[.C70];&quot; (&quot;;[.F70];&quot;)&quot;)" office:value-type="string" office:string-value="R-squared:$\pm$0.5529, (0.5483)">
            <text:p>R-squared:$\pm$0.5529, (0.5483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20.3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string">
            <text:p>and</text:p>
          </table:table-cell>
          <table:table-cell office:value-type="float" office:value="389">
            <text:p>389</text:p>
          </table:table-cell>
          <table:table-cell table:formula="of:=CONCATENATE([.B71];&quot;$\pm$&quot;;[.C71];&quot; (&quot;;[.F71];&quot;)&quot;)" office:value-type="string" office:string-value="120.3$\pm$on (389)">
            <text:p>120.3$\pm$on (389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2];&quot;$\pm$&quot;;[.C72];&quot; (&quot;;[.F7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3];&quot;$\pm$&quot;;[.C73];&quot; (&quot;;[.F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3</text:p>
          </table:table-cell>
          <table:table-cell table:number-columns-repeated="2"/>
          <table:table-cell table:number-columns-repeated="2"/>
          <table:table-cell/>
          <table:table-cell table:formula="of:=CONCATENATE([.B74];&quot;$\pm$&quot;;[.C74];&quot; (&quot;;[.F7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5];&quot;$\pm$&quot;;[.C75];&quot; (&quot;;[.F7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76];&quot;$\pm$&quot;;[.C76];&quot; (&quot;;[.F7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77];&quot;$\pm$&quot;;[.C77];&quot; (&quot;;[.F77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8];&quot;$\pm$&quot;;[.C78];&quot; (&quot;;[.F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79];&quot;$\pm$&quot;;[.C79];&quot; (&quot;;[.F7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80];&quot;$\pm$&quot;;[.C80];&quot; (&quot;;[.F80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9563</text:p>
          </table:table-cell>
          <table:table-cell office:value-type="string">
            <text:p>-0.23347</text:p>
          </table:table-cell>
          <table:table-cell office:value-type="string">
            <text:p>-0.03821</text:p>
          </table:table-cell>
          <table:table-cell office:value-type="string">
            <text:p>0.16315</text:p>
          </table:table-cell>
          <table:table-cell office:value-type="string">
            <text:p>0.90150</text:p>
          </table:table-cell>
          <table:table-cell/>
          <table:table-cell table:formula="of:=CONCATENATE([.B81];&quot;$\pm$&quot;;[.C81];&quot; (&quot;;[.F81];&quot;)&quot;)" office:value-type="string" office:string-value="-0.23347$\pm$-0.03821 ()">
            <text:p>-0.23347$\pm$-0.03821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82];&quot;$\pm$&quot;;[.C82];&quot; (&quot;;[.F8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83];&quot;$\pm$&quot;;[.C83];&quot; (&quot;;[.F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84];&quot;$\pm$&quot;;[.C84];&quot; (&quot;;[.F84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67032</text:p>
          </table:table-cell>
          <table:table-cell office:value-type="string">
            <text:p>0.08598</text:p>
          </table:table-cell>
          <table:table-cell office:value-type="string">
            <text:p>-19.426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85];&quot;$\pm$&quot;;[.C85];&quot; (&quot;;[.F85];&quot;)&quot;)" office:value-type="string" office:string-value="-1.67032$\pm$0.08598 (***)">
            <text:p>-1.67032$\pm$0.08598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04667</text:p>
          </table:table-cell>
          <table:table-cell office:value-type="string">
            <text:p>0.05414</text:p>
          </table:table-cell>
          <table:table-cell office:value-type="string">
            <text:p>19.333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86];&quot;$\pm$&quot;;[.C86];&quot; (&quot;;[.F86];&quot;)&quot;)" office:value-type="string" office:string-value="1.04667$\pm$0.05414 (***)">
            <text:p>1.04667$\pm$0.05414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91864</text:p>
          </table:table-cell>
          <table:table-cell office:value-type="string">
            <text:p>0.18320</text:p>
          </table:table-cell>
          <table:table-cell office:value-type="string">
            <text:p>-5.014</text:p>
          </table:table-cell>
          <table:table-cell office:value-type="string">
            <text:p>8.10e-07</text:p>
          </table:table-cell>
          <table:table-cell office:value-type="string">
            <text:p>***</text:p>
          </table:table-cell>
          <table:table-cell table:formula="of:=CONCATENATE([.B87];&quot;$\pm$&quot;;[.C87];&quot; (&quot;;[.F87];&quot;)&quot;)" office:value-type="string" office:string-value="-0.91864$\pm$0.18320 (***)">
            <text:p>-0.91864$\pm$0.18320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4144</text:p>
          </table:table-cell>
          <table:table-cell office:value-type="string">
            <text:p>0.01750</text:p>
          </table:table-cell>
          <table:table-cell office:value-type="string">
            <text:p>-2.368</text:p>
          </table:table-cell>
          <table:table-cell office:value-type="string">
            <text:p>0.0184</text:p>
          </table:table-cell>
          <table:table-cell office:value-type="string">
            <text:p>*</text:p>
          </table:table-cell>
          <table:table-cell table:formula="of:=CONCATENATE([.B88];&quot;$\pm$&quot;;[.C88];&quot; (&quot;;[.F88];&quot;)&quot;)" office:value-type="string" office:string-value="-0.04144$\pm$0.01750 (*)">
            <text:p>-0.04144$\pm$0.01750 (*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2.23787</text:p>
          </table:table-cell>
          <table:table-cell office:value-type="string">
            <text:p>0.36278</text:p>
          </table:table-cell>
          <table:table-cell office:value-type="string">
            <text:p>-6.169</text:p>
          </table:table-cell>
          <table:table-cell office:value-type="string">
            <text:p>1.73e-09</text:p>
          </table:table-cell>
          <table:table-cell office:value-type="string">
            <text:p>***</text:p>
          </table:table-cell>
          <table:table-cell table:formula="of:=CONCATENATE([.B89];&quot;$\pm$&quot;;[.C89];&quot; (&quot;;[.F89];&quot;)&quot;)" office:value-type="string" office:string-value="-2.23787$\pm$0.36278 (***)">
            <text:p>-2.23787$\pm$0.36278 (*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90];&quot;$\pm$&quot;;[.C90];&quot; (&quot;;[.F9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91];&quot;$\pm$&quot;;[.C91];&quot; (&quot;;[.F91];&quot;)&quot;)" office:value-type="string" office:string-value="codes:$\pm$0 (‘**’)">
            <text:p>codes:$\pm$0 (‘**’)</text:p>
          </table:table-cell>
          <table:table-cell table:number-columns-repeated="4"/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2];&quot;$\pm$&quot;;[.C92];&quot; (&quot;;[.F9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3039</text:p>
          </table:table-cell>
          <table:table-cell office:value-type="string">
            <text:p>on</text:p>
          </table:table-cell>
          <table:table-cell office:value-type="float" office:value="389">
            <text:p>389</text:p>
          </table:table-cell>
          <table:table-cell table:formula="of:=CONCATENATE([.B93];&quot;$\pm$&quot;;[.C93];&quot; (&quot;;[.F93];&quot;)&quot;)" office:value-type="string" office:string-value="standard$\pm$error: (389)">
            <text:p>standard$\pm$error: (389)</text:p>
          </table:table-cell>
          <table:table-cell table:number-columns-repeated="7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1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141</text:p>
          </table:table-cell>
          <table:table-cell table:formula="of:=CONCATENATE([.B94];&quot;$\pm$&quot;;[.C94];&quot; (&quot;;[.F94];&quot;)&quot;)" office:value-type="string" office:string-value="R-squared:$\pm$0.519, (0.5141)">
            <text:p>R-squared:$\pm$0.519, (0.514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04.9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string">
            <text:p>and</text:p>
          </table:table-cell>
          <table:table-cell office:value-type="float" office:value="389">
            <text:p>389</text:p>
          </table:table-cell>
          <table:table-cell table:formula="of:=CONCATENATE([.B95];&quot;$\pm$&quot;;[.C95];&quot; (&quot;;[.F95];&quot;)&quot;)" office:value-type="string" office:string-value="104.9$\pm$on (389)">
            <text:p>104.9$\pm$on (389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6];&quot;$\pm$&quot;;[.C96];&quot; (&quot;;[.F9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7];&quot;$\pm$&quot;;[.C97];&quot; (&quot;;[.F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4</text:p>
          </table:table-cell>
          <table:table-cell table:number-columns-repeated="2"/>
          <table:table-cell table:number-columns-repeated="2"/>
          <table:table-cell/>
          <table:table-cell table:formula="of:=CONCATENATE([.B98];&quot;$\pm$&quot;;[.C98];&quot; (&quot;;[.F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9];&quot;$\pm$&quot;;[.C99];&quot; (&quot;;[.F9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00];&quot;$\pm$&quot;;[.C100];&quot; (&quot;;[.F10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101];&quot;$\pm$&quot;;[.C101];&quot; (&quot;;[.F101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2];&quot;$\pm$&quot;;[.C102];&quot; (&quot;;[.F10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03];&quot;$\pm$&quot;;[.C103];&quot; (&quot;;[.F1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04];&quot;$\pm$&quot;;[.C104];&quot; (&quot;;[.F104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234982</text:p>
          </table:table-cell>
          <table:table-cell office:value-type="string">
            <text:p>-0.029726</text:p>
          </table:table-cell>
          <table:table-cell office:value-type="string">
            <text:p>0.007358</text:p>
          </table:table-cell>
          <table:table-cell office:value-type="string">
            <text:p>0.040916</text:p>
          </table:table-cell>
          <table:table-cell office:value-type="string">
            <text:p>0.129206</text:p>
          </table:table-cell>
          <table:table-cell/>
          <table:table-cell table:formula="of:=CONCATENATE([.B105];&quot;$\pm$&quot;;[.C105];&quot; (&quot;;[.F105];&quot;)&quot;)" office:value-type="string" office:string-value="-0.029726$\pm$0.007358 ()">
            <text:p>-0.029726$\pm$0.007358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6];&quot;$\pm$&quot;;[.C106];&quot; (&quot;;[.F10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07];&quot;$\pm$&quot;;[.C107];&quot; (&quot;;[.F1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08];&quot;$\pm$&quot;;[.C108];&quot; (&quot;;[.F108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043888</text:p>
          </table:table-cell>
          <table:table-cell office:value-type="string">
            <text:p>0.016697</text:p>
          </table:table-cell>
          <table:table-cell office:value-type="string">
            <text:p>62.518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09];&quot;$\pm$&quot;;[.C109];&quot; (&quot;;[.F109];&quot;)&quot;)" office:value-type="string" office:string-value="1.043888$\pm$0.016697 (***)">
            <text:p>1.043888$\pm$0.016697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218800</text:p>
          </table:table-cell>
          <table:table-cell office:value-type="string">
            <text:p>0.010513</text:p>
          </table:table-cell>
          <table:table-cell office:value-type="string">
            <text:p>-20.812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10];&quot;$\pm$&quot;;[.C110];&quot; (&quot;;[.F110];&quot;)&quot;)" office:value-type="string" office:string-value="-0.218800$\pm$0.010513 (***)">
            <text:p>-0.218800$\pm$0.010513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153942</text:p>
          </table:table-cell>
          <table:table-cell office:value-type="string">
            <text:p>0.035577</text:p>
          </table:table-cell>
          <table:table-cell office:value-type="string">
            <text:p>4.327</text:p>
          </table:table-cell>
          <table:table-cell office:value-type="string">
            <text:p>1.92e-05</text:p>
          </table:table-cell>
          <table:table-cell office:value-type="string">
            <text:p>***</text:p>
          </table:table-cell>
          <table:table-cell table:formula="of:=CONCATENATE([.B111];&quot;$\pm$&quot;;[.C111];&quot; (&quot;;[.F111];&quot;)&quot;)" office:value-type="string" office:string-value="0.153942$\pm$0.035577 (***)">
            <text:p>0.153942$\pm$0.035577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07833</text:p>
          </table:table-cell>
          <table:table-cell office:value-type="string">
            <text:p>0.003399</text:p>
          </table:table-cell>
          <table:table-cell office:value-type="string">
            <text:p>2.305</text:p>
          </table:table-cell>
          <table:table-cell office:value-type="string">
            <text:p>0.0217</text:p>
          </table:table-cell>
          <table:table-cell office:value-type="string">
            <text:p>*</text:p>
          </table:table-cell>
          <table:table-cell table:formula="of:=CONCATENATE([.B112];&quot;$\pm$&quot;;[.C112];&quot; (&quot;;[.F112];&quot;)&quot;)" office:value-type="string" office:string-value="0.007833$\pm$0.003399 (*)">
            <text:p>0.007833$\pm$0.003399 (*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355478</text:p>
          </table:table-cell>
          <table:table-cell office:value-type="string">
            <text:p>0.070450</text:p>
          </table:table-cell>
          <table:table-cell office:value-type="string">
            <text:p>5.046</text:p>
          </table:table-cell>
          <table:table-cell office:value-type="string">
            <text:p>6.95e-07</text:p>
          </table:table-cell>
          <table:table-cell office:value-type="string">
            <text:p>***</text:p>
          </table:table-cell>
          <table:table-cell table:formula="of:=CONCATENATE([.B113];&quot;$\pm$&quot;;[.C113];&quot; (&quot;;[.F113];&quot;)&quot;)" office:value-type="string" office:string-value="0.355478$\pm$0.070450 (***)">
            <text:p>0.355478$\pm$0.070450 (*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14];&quot;$\pm$&quot;;[.C114];&quot; (&quot;;[.F11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15];&quot;$\pm$&quot;;[.C115];&quot; (&quot;;[.F115];&quot;)&quot;)" office:value-type="string" office:string-value="codes:$\pm$0 (‘**’)">
            <text:p>codes:$\pm$0 (‘**’)</text:p>
          </table:table-cell>
          <table:table-cell table:number-columns-repeated="4"/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16];&quot;$\pm$&quot;;[.C116];&quot; (&quot;;[.F11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05901</text:p>
          </table:table-cell>
          <table:table-cell office:value-type="string">
            <text:p>on</text:p>
          </table:table-cell>
          <table:table-cell office:value-type="float" office:value="389">
            <text:p>389</text:p>
          </table:table-cell>
          <table:table-cell table:formula="of:=CONCATENATE([.B117];&quot;$\pm$&quot;;[.C117];&quot; (&quot;;[.F117];&quot;)&quot;)" office:value-type="string" office:string-value="standard$\pm$error: (389)">
            <text:p>standard$\pm$error: (389)</text:p>
          </table:table-cell>
          <table:table-cell table:number-columns-repeated="7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4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383</text:p>
          </table:table-cell>
          <table:table-cell table:formula="of:=CONCATENATE([.B118];&quot;$\pm$&quot;;[.C118];&quot; (&quot;;[.F118];&quot;)&quot;)" office:value-type="string" office:string-value="R-squared:$\pm$0.543, (0.5383)">
            <text:p>R-squared:$\pm$0.543, (0.5383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15.6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string">
            <text:p>and</text:p>
          </table:table-cell>
          <table:table-cell office:value-type="float" office:value="389">
            <text:p>389</text:p>
          </table:table-cell>
          <table:table-cell table:formula="of:=CONCATENATE([.B119];&quot;$\pm$&quot;;[.C119];&quot; (&quot;;[.F119];&quot;)&quot;)" office:value-type="string" office:string-value="115.6$\pm$on (389)">
            <text:p>115.6$\pm$on (389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0];&quot;$\pm$&quot;;[.C120];&quot; (&quot;;[.F12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1];&quot;$\pm$&quot;;[.C121];&quot; (&quot;;[.F1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4</text:p>
          </table:table-cell>
          <table:table-cell table:number-columns-repeated="2"/>
          <table:table-cell table:number-columns-repeated="2"/>
          <table:table-cell/>
          <table:table-cell table:formula="of:=CONCATENATE([.B122];&quot;$\pm$&quot;;[.C122];&quot; (&quot;;[.F12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3];&quot;$\pm$&quot;;[.C123];&quot; (&quot;;[.F1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24];&quot;$\pm$&quot;;[.C124];&quot; (&quot;;[.F12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125];&quot;$\pm$&quot;;[.C125];&quot; (&quot;;[.F125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6];&quot;$\pm$&quot;;[.C126];&quot; (&quot;;[.F12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27];&quot;$\pm$&quot;;[.C127];&quot; (&quot;;[.F1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28];&quot;$\pm$&quot;;[.C128];&quot; (&quot;;[.F128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5024</text:p>
          </table:table-cell>
          <table:table-cell office:value-type="string">
            <text:p>-0.20939</text:p>
          </table:table-cell>
          <table:table-cell office:value-type="string">
            <text:p>-0.03549</text:p>
          </table:table-cell>
          <table:table-cell office:value-type="string">
            <text:p>0.14835</text:p>
          </table:table-cell>
          <table:table-cell office:value-type="string">
            <text:p>0.74934</text:p>
          </table:table-cell>
          <table:table-cell/>
          <table:table-cell table:formula="of:=CONCATENATE([.B129];&quot;$\pm$&quot;;[.C129];&quot; (&quot;;[.F129];&quot;)&quot;)" office:value-type="string" office:string-value="-0.20939$\pm$-0.03549 ()">
            <text:p>-0.20939$\pm$-0.0354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0];&quot;$\pm$&quot;;[.C130];&quot; (&quot;;[.F1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31];&quot;$\pm$&quot;;[.C131];&quot; (&quot;;[.F1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32];&quot;$\pm$&quot;;[.C132];&quot; (&quot;;[.F132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50417</text:p>
          </table:table-cell>
          <table:table-cell office:value-type="string">
            <text:p>0.07318</text:p>
          </table:table-cell>
          <table:table-cell office:value-type="string">
            <text:p>-20.555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33];&quot;$\pm$&quot;;[.C133];&quot; (&quot;;[.F133];&quot;)\\&quot;)" office:value-type="string" office:string-value="-1.50417$\pm$0.07318 (***)\\">
            <text:p>-1.50417$\pm$0.07318 (***)\\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95046</text:p>
          </table:table-cell>
          <table:table-cell office:value-type="string">
            <text:p>0.04608</text:p>
          </table:table-cell>
          <table:table-cell office:value-type="string">
            <text:p>20.629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34];&quot;$\pm$&quot;;[.C134];&quot; (&quot;;[.F134];&quot;)\\&quot;)" office:value-type="string" office:string-value="0.95046$\pm$0.04608 (***)\\">
            <text:p>0.95046$\pm$0.04608 (***)\\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80453</text:p>
          </table:table-cell>
          <table:table-cell office:value-type="string">
            <text:p>0.15592</text:p>
          </table:table-cell>
          <table:table-cell office:value-type="string">
            <text:p>-5.160</text:p>
          </table:table-cell>
          <table:table-cell office:value-type="string">
            <text:p>3.94e-07</text:p>
          </table:table-cell>
          <table:table-cell office:value-type="string">
            <text:p>***</text:p>
          </table:table-cell>
          <table:table-cell table:formula="of:=CONCATENATE([.B135];&quot;$\pm$&quot;;[.C135];&quot; (&quot;;[.F135];&quot;)\\&quot;)" office:value-type="string" office:string-value="-0.80453$\pm$0.15592 (***)\\">
            <text:p>-0.80453$\pm$0.15592 (***)\\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3624</text:p>
          </table:table-cell>
          <table:table-cell office:value-type="string">
            <text:p>0.01489</text:p>
          </table:table-cell>
          <table:table-cell office:value-type="string">
            <text:p>-2.433</text:p>
          </table:table-cell>
          <table:table-cell office:value-type="string">
            <text:p>0.0154</text:p>
          </table:table-cell>
          <table:table-cell office:value-type="string">
            <text:p>*</text:p>
          </table:table-cell>
          <table:table-cell table:formula="of:=CONCATENATE([.B136];&quot;$\pm$&quot;;[.C136];&quot; (&quot;;[.F136];&quot;)\\&quot;)" office:value-type="string" office:string-value="-0.03624$\pm$0.01489 (*)\\">
            <text:p>-0.03624$\pm$0.01489 (*)\\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2.00208</text:p>
          </table:table-cell>
          <table:table-cell office:value-type="string">
            <text:p>0.30875</text:p>
          </table:table-cell>
          <table:table-cell office:value-type="string">
            <text:p>-6.484</text:p>
          </table:table-cell>
          <table:table-cell office:value-type="string">
            <text:p>2.71e-10</text:p>
          </table:table-cell>
          <table:table-cell office:value-type="string">
            <text:p>***</text:p>
          </table:table-cell>
          <table:table-cell table:formula="of:=CONCATENATE([.B137];&quot;$\pm$&quot;;[.C137];&quot; (&quot;;[.F137];&quot;)\\&quot;)" office:value-type="string" office:string-value="-2.00208$\pm$0.30875 (***)\\">
            <text:p>-2.00208$\pm$0.30875 (***)\\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38];&quot;$\pm$&quot;;[.C138];&quot; (&quot;;[.F1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39];&quot;$\pm$&quot;;[.C139];&quot; (&quot;;[.F139];&quot;)&quot;)" office:value-type="string" office:string-value="codes:$\pm$0 (‘**’)">
            <text:p>codes:$\pm$0 (‘**’)</text:p>
          </table:table-cell>
          <table:table-cell table:number-columns-repeated="4"/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0];&quot;$\pm$&quot;;[.C140];&quot; (&quot;;[.F14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586</text:p>
          </table:table-cell>
          <table:table-cell office:value-type="string">
            <text:p>on</text:p>
          </table:table-cell>
          <table:table-cell office:value-type="float" office:value="389">
            <text:p>389</text:p>
          </table:table-cell>
          <table:table-cell table:formula="of:=CONCATENATE([.B141];&quot;$\pm$&quot;;[.C141];&quot; (&quot;;[.F141];&quot;)&quot;)" office:value-type="string" office:string-value="standard$\pm$error: (389)">
            <text:p>standard$\pm$error: (389)</text:p>
          </table:table-cell>
          <table:table-cell table:number-columns-repeated="7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496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449</text:p>
          </table:table-cell>
          <table:table-cell table:formula="of:=CONCATENATE([.B142];&quot;$\pm$&quot;;[.C142];&quot; (&quot;;[.F142];&quot;)&quot;)" office:value-type="string" office:string-value="R-squared:$\pm$0.5496, (0.5449)">
            <text:p>R-squared:$\pm$0.5496, (0.5449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18.7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string">
            <text:p>and</text:p>
          </table:table-cell>
          <table:table-cell office:value-type="float" office:value="389">
            <text:p>389</text:p>
          </table:table-cell>
          <table:table-cell table:formula="of:=CONCATENATE([.B143];&quot;$\pm$&quot;;[.C143];&quot; (&quot;;[.F143];&quot;)&quot;)" office:value-type="string" office:string-value="118.7$\pm$on (389)">
            <text:p>118.7$\pm$on (389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4];&quot;$\pm$&quot;;[.C144];&quot; (&quot;;[.F14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5];&quot;$\pm$&quot;;[.C145];&quot; (&quot;;[.F14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6];&quot;$\pm$&quot;;[.C146];&quot; (&quot;;[.F14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7];&quot;$\pm$&quot;;[.C147];&quot; (&quot;;[.F1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8];&quot;$\pm$&quot;;[.C148];&quot; (&quot;;[.F1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9];&quot;$\pm$&quot;;[.C149];&quot; (&quot;;[.F14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0];&quot;$\pm$&quot;;[.C150];&quot; (&quot;;[.F15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1];&quot;$\pm$&quot;;[.C151];&quot; (&quot;;[.F1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2];&quot;$\pm$&quot;;[.C152];&quot; (&quot;;[.F15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3];&quot;$\pm$&quot;;[.C153];&quot; (&quot;;[.F1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4];&quot;$\pm$&quot;;[.C154];&quot; (&quot;;[.F15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5];&quot;$\pm$&quot;;[.C155];&quot; (&quot;;[.F15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6];&quot;$\pm$&quot;;[.C156];&quot; (&quot;;[.F15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7];&quot;$\pm$&quot;;[.C157];&quot; (&quot;;[.F1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8];&quot;$\pm$&quot;;[.C158];&quot; (&quot;;[.F1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9];&quot;$\pm$&quot;;[.C159];&quot; (&quot;;[.F1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0];&quot;$\pm$&quot;;[.C160];&quot; (&quot;;[.F1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1];&quot;$\pm$&quot;;[.C161];&quot; (&quot;;[.F1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2];&quot;$\pm$&quot;;[.C162];&quot; (&quot;;[.F16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3];&quot;$\pm$&quot;;[.C163];&quot; (&quot;;[.F1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4];&quot;$\pm$&quot;;[.C164];&quot; (&quot;;[.F16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5];&quot;$\pm$&quot;;[.C165];&quot; (&quot;;[.F16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6];&quot;$\pm$&quot;;[.C166];&quot; (&quot;;[.F16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7];&quot;$\pm$&quot;;[.C167];&quot; (&quot;;[.F1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8];&quot;$\pm$&quot;;[.C168];&quot; (&quot;;[.F1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9];&quot;$\pm$&quot;;[.C169];&quot; (&quot;;[.F16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0];&quot;$\pm$&quot;;[.C170];&quot; (&quot;;[.F17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1];&quot;$\pm$&quot;;[.C171];&quot; (&quot;;[.F1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2];&quot;$\pm$&quot;;[.C172];&quot; (&quot;;[.F17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3];&quot;$\pm$&quot;;[.C173];&quot; (&quot;;[.F1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4];&quot;$\pm$&quot;;[.C174];&quot; (&quot;;[.F17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5];&quot;$\pm$&quot;;[.C175];&quot; (&quot;;[.F17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6];&quot;$\pm$&quot;;[.C176];&quot; (&quot;;[.F176];&quot;)&quot;)" office:value-type="string" office:string-value="$\pm$ ()">
            <text:p>$\pm$ ()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$\rho[r,\bar{d}]$</text:p>
          </table:table-cell>
          <table:table-cell office:value-type="string">
            <text:p>$\rho[r,e]$</text:p>
          </table:table-cell>
          <table:table-cell office:value-type="string">
            <text:p>$\rho[r,s]$</text:p>
          </table:table-cell>
          <table:table-cell table:number-columns-repeated="3"/>
        </table:table-row>
        <table:table-row table:style-name="ro1">
          <table:table-cell office:value-type="string">
            <text:p>R2</text:p>
          </table:table-cell>
          <table:table-cell table:formula="of:=[Feuille1.F22]" office:value-type="string" office:string-value="0.5774">
            <text:p>0.5774</text:p>
          </table:table-cell>
          <table:table-cell table:formula="of:=[Feuille1.F46]" office:value-type="string" office:string-value="0.5093">
            <text:p>0.5093</text:p>
          </table:table-cell>
          <table:table-cell table:formula="of:=[Feuille1.F70]" office:value-type="string" office:string-value="0.5483">
            <text:p>0.5483</text:p>
          </table:table-cell>
          <table:table-cell table:number-columns-repeated="3"/>
        </table:table-row>
        <table:table-row table:style-name="ro1">
          <table:table-cell office:value-type="string">
            <text:p>(Intercept)</text:p>
          </table:table-cell>
          <table:table-cell table:formula="of:=[Feuille1.G13]" office:value-type="string" office:string-value="1.226986$\pm$0.034715 (***)">
            <text:p>1.226986$\pm$0.034715 (***)</text:p>
          </table:table-cell>
          <table:table-cell table:formula="of:=[Feuille1.G37]" office:value-type="string" office:string-value="-1.104021$\pm$0.039630 (***)">
            <text:p>-1.104021$\pm$0.039630 (***)</text:p>
          </table:table-cell>
          <table:table-cell table:formula="of:=[Feuille1.G61]" office:value-type="string" office:string-value="1.21541$\pm$0.04161 (***)\\">
            <text:p>1.21541$\pm$0.04161 (***)\\</text:p>
          </table:table-cell>
          <table:table-cell table:number-columns-repeated="3"/>
        </table:table-row>
        <table:table-row table:style-name="ro1">
          <table:table-cell office:value-type="string">
            <text:p>$\alpha$</text:p>
          </table:table-cell>
          <table:table-cell table:formula="of:=[Feuille1.G14]" office:value-type="string" office:string-value="-0.497699$\pm$0.021858 (***)">
            <text:p>-0.497699$\pm$0.021858 (***)</text:p>
          </table:table-cell>
          <table:table-cell table:formula="of:=[Feuille1.G38]" office:value-type="string" office:string-value="0.472135$\pm$0.024953 (***)">
            <text:p>0.472135$\pm$0.024953 (***)</text:p>
          </table:table-cell>
          <table:table-cell table:formula="of:=[Feuille1.G62]" office:value-type="string" office:string-value="-0.55056$\pm$0.02620 (***)\\">
            <text:p>-0.55056$\pm$0.02620 (***)\\</text:p>
          </table:table-cell>
          <table:table-cell table:number-columns-repeated="3"/>
        </table:table-row>
        <table:table-row table:style-name="ro1">
          <table:table-cell office:value-type="string">
            <text:p>$\beta$</text:p>
          </table:table-cell>
          <table:table-cell table:formula="of:=[Feuille1.G15]" office:value-type="string" office:string-value="0.334188$\pm$0.073967 (***)">
            <text:p>0.334188$\pm$0.073967 (***)</text:p>
          </table:table-cell>
          <table:table-cell table:formula="of:=[Feuille1.G39]" office:value-type="string" office:string-value="-0.606526$\pm$0.084439 (***)">
            <text:p>-0.606526$\pm$0.084439 (***)</text:p>
          </table:table-cell>
          <table:table-cell table:formula="of:=[Feuille1.G63]" office:value-type="string" office:string-value="0.46942$\pm$0.08866 (***)\\">
            <text:p>0.46942$\pm$0.08866 (***)\\</text:p>
          </table:table-cell>
          <table:table-cell table:number-columns-repeated="3"/>
        </table:table-row>
        <table:table-row table:style-name="ro1">
          <table:table-cell office:value-type="string">
            <text:p>$n_d$</text:p>
          </table:table-cell>
          <table:table-cell table:formula="of:=[Feuille1.G16]" office:value-type="string" office:string-value="0.008372$\pm$0.007066 ()">
            <text:p>0.008372$\pm$0.007066 ()</text:p>
          </table:table-cell>
          <table:table-cell table:formula="of:=[Feuille1.G40]" office:value-type="string" office:string-value="-0.023801$\pm$0.008066 (**)">
            <text:p>-0.023801$\pm$0.008066 (**)</text:p>
          </table:table-cell>
          <table:table-cell table:formula="of:=[Feuille1.G64]" office:value-type="string" office:string-value="0.01310$\pm$0.00847 ()\\">
            <text:p>0.01310$\pm$0.00847 ()\\</text:p>
          </table:table-cell>
          <table:table-cell table:number-columns-repeated="3"/>
        </table:table-row>
        <table:table-row table:style-name="ro1">
          <table:table-cell office:value-type="string">
            <text:p>$N_G$</text:p>
          </table:table-cell>
          <table:table-cell table:formula="of:=[Feuille1.G17]" office:value-type="string" office:string-value="0.665346$\pm$0.146472 (***)">
            <text:p>0.665346$\pm$0.146472 (***)</text:p>
          </table:table-cell>
          <table:table-cell table:formula="of:=[Feuille1.G41]" office:value-type="string" office:string-value="-0.483421$\pm$0.167209 (**)">
            <text:p>-0.483421$\pm$0.167209 (**)</text:p>
          </table:table-cell>
          <table:table-cell table:formula="of:=[Feuille1.G65]" office:value-type="string" office:string-value="0.99527$\pm$0.17557 (***)\\">
            <text:p>0.99527$\pm$0.17557 (***)\\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$\rho[\bar{d},e]$</text:p>
          </table:table-cell>
          <table:table-cell office:value-type="string">
            <text:p>$\rho[\bar{d},s]$</text:p>
          </table:table-cell>
          <table:table-cell office:value-type="string">
            <text:p>$\rho[e,s]$</text:p>
          </table:table-cell>
          <table:table-cell table:number-columns-repeated="3"/>
        </table:table-row>
        <table:table-row table:style-name="ro1">
          <table:table-cell office:value-type="string">
            <text:p>R2</text:p>
          </table:table-cell>
          <table:table-cell table:formula="of:=[Feuille1.F94]" office:value-type="string" office:string-value="0.5141">
            <text:p>0.5141</text:p>
          </table:table-cell>
          <table:table-cell table:formula="of:=[Feuille1.F118]" office:value-type="string" office:string-value="0.5383">
            <text:p>0.5383</text:p>
          </table:table-cell>
          <table:table-cell table:formula="of:=[Feuille1.F142]" office:value-type="string" office:string-value="0.5449">
            <text:p>0.5449</text:p>
          </table:table-cell>
          <table:table-cell table:number-columns-repeated="3"/>
        </table:table-row>
        <table:table-row table:style-name="ro1">
          <table:table-cell office:value-type="string">
            <text:p>(Intercept)</text:p>
          </table:table-cell>
          <table:table-cell table:formula="of:=[Feuille1.G85]" office:value-type="string" office:string-value="-1.67032$\pm$0.08598 (***)">
            <text:p>-1.67032$\pm$0.08598 (***)</text:p>
          </table:table-cell>
          <table:table-cell table:formula="of:=[Feuille1.G109]" office:value-type="string" office:string-value="1.043888$\pm$0.016697 (***)">
            <text:p>1.043888$\pm$0.016697 (***)</text:p>
          </table:table-cell>
          <table:table-cell table:formula="of:=[Feuille1.G133]" office:value-type="string" office:string-value="-1.50417$\pm$0.07318 (***)\\">
            <text:p>-1.50417$\pm$0.07318 (***)\\</text:p>
          </table:table-cell>
          <table:table-cell table:number-columns-repeated="3"/>
        </table:table-row>
        <table:table-row table:style-name="ro1">
          <table:table-cell office:value-type="string">
            <text:p>$\alpha$</text:p>
          </table:table-cell>
          <table:table-cell table:formula="of:=[Feuille1.G86]" office:value-type="string" office:string-value="1.04667$\pm$0.05414 (***)">
            <text:p>1.04667$\pm$0.05414 (***)</text:p>
          </table:table-cell>
          <table:table-cell table:formula="of:=[Feuille1.G110]" office:value-type="string" office:string-value="-0.218800$\pm$0.010513 (***)">
            <text:p>-0.218800$\pm$0.010513 (***)</text:p>
          </table:table-cell>
          <table:table-cell table:formula="of:=[Feuille1.G134]" office:value-type="string" office:string-value="0.95046$\pm$0.04608 (***)\\">
            <text:p>0.95046$\pm$0.04608 (***)\\</text:p>
          </table:table-cell>
          <table:table-cell table:number-columns-repeated="3"/>
        </table:table-row>
        <table:table-row table:style-name="ro1">
          <table:table-cell office:value-type="string">
            <text:p>$\beta$</text:p>
          </table:table-cell>
          <table:table-cell table:formula="of:=[Feuille1.G87]" office:value-type="string" office:string-value="-0.91864$\pm$0.18320 (***)">
            <text:p>-0.91864$\pm$0.18320 (***)</text:p>
          </table:table-cell>
          <table:table-cell table:formula="of:=[Feuille1.G111]" office:value-type="string" office:string-value="0.153942$\pm$0.035577 (***)">
            <text:p>0.153942$\pm$0.035577 (***)</text:p>
          </table:table-cell>
          <table:table-cell table:formula="of:=[Feuille1.G135]" office:value-type="string" office:string-value="-0.80453$\pm$0.15592 (***)\\">
            <text:p>-0.80453$\pm$0.15592 (***)\\</text:p>
          </table:table-cell>
          <table:table-cell table:number-columns-repeated="3"/>
        </table:table-row>
        <table:table-row table:style-name="ro1">
          <table:table-cell office:value-type="string">
            <text:p>$n_d$</text:p>
          </table:table-cell>
          <table:table-cell table:formula="of:=[Feuille1.G88]" office:value-type="string" office:string-value="-0.04144$\pm$0.01750 (*)">
            <text:p>-0.04144$\pm$0.01750 (*)</text:p>
          </table:table-cell>
          <table:table-cell table:formula="of:=[Feuille1.G112]" office:value-type="string" office:string-value="0.007833$\pm$0.003399 (*)">
            <text:p>0.007833$\pm$0.003399 (*)</text:p>
          </table:table-cell>
          <table:table-cell table:formula="of:=[Feuille1.G136]" office:value-type="string" office:string-value="-0.03624$\pm$0.01489 (*)\\">
            <text:p>-0.03624$\pm$0.01489 (*)\\</text:p>
          </table:table-cell>
          <table:table-cell table:number-columns-repeated="3"/>
        </table:table-row>
        <table:table-row table:style-name="ro1">
          <table:table-cell office:value-type="string">
            <text:p>$N_G$</text:p>
          </table:table-cell>
          <table:table-cell table:formula="of:=[Feuille1.G89]" office:value-type="string" office:string-value="-2.23787$\pm$0.36278 (***)">
            <text:p>-2.23787$\pm$0.36278 (***)</text:p>
          </table:table-cell>
          <table:table-cell table:formula="of:=[Feuille1.G113]" office:value-type="string" office:string-value="0.355478$\pm$0.070450 (***)">
            <text:p>0.355478$\pm$0.070450 (***)</text:p>
          </table:table-cell>
          <table:table-cell table:formula="of:=[Feuille1.G137]" office:value-type="string" office:string-value="-2.00208$\pm$0.30875 (***)\\">
            <text:p>-2.00208$\pm$0.30875 (***)\\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/01/2016</text:date>, <text:time>08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4T08:04:42</meta:creation-date>
    <dc:date>2016-01-14T08:17:31</dc:date>
    <dc:creator>Juste Raimbault</dc:creator>
    <meta:editing-duration>PT9M50S</meta:editing-duration>
    <meta:editing-cycles>6</meta:editing-cycles>
    <meta:generator>OpenOffice/4.1.1$Unix OpenOffice.org_project/411m6$Build-9775</meta:generator>
    <meta:document-statistic meta:table-count="3" meta:cell-count="991" meta:object-count="0"/>
  </office:meta>
</office:document-meta>
</file>